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asic Concepts in Machine Learn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Odelia Schwartz</text:p>
            <text:p>Luis Gonzalo Sanchez Giraldo</text:p>
            <text:p/>
            <text:p>REU: Computing for Structure 2019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chine Intellig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aptive</text:p>
              </text:list-item>
              <text:list-item>
                <text:p>Robust</text:p>
              </text:list-item>
              <text:list-item>
                <text:p>Model real world and be able to react.</text:p>
                <text:list>
                  <text:list-item>
                    <text:p>Hand coded rules are bound to fail.</text:p>
                  </text:list-item>
                  <text:list-item>
                    <text:p>Ideally, we would like the computer to program itself by showing it how it should beha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chine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able computer to figure out how to mimic a desired behavior by example.</text:p>
              </text:list-item>
              <text:list-item>
                <text:p>A program is viewed as function with adjustable parameters. The computer tunes the parameters to achieve the desired behavio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re is machine learning appli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ote from Sam Roweis:</text:p>
                <text:p>“Machine learning is most useful when the structure of the task is not well understood, but can be characterized by a dataset with strong statistical regularities.”</text:p>
                <text:p/>
              </text:list-item>
              <text:list-item>
                <text:p>Broad range of application from controlling the expressions in animojis to controlling the fate of entire countri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nonical Tas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pervised Learning:</text:p>
                <text:p>Data consist of input-output pairs.</text:p>
              </text:list-item>
              <text:list-item>
                <text:p>Unsupervised learning:</text:p>
                <text:p>Only inputs are given. The goal is to find structure and representations of the data</text:p>
              </text:list-item>
              <text:list-item>
                <text:p>Reinforcement Learning: (weak supervision)</text:p>
                <text:p>Here, inputs represent the state of the world. The machine can choose from a set of actions and receive rewards accordingly. The goal is to learn to select action sequences that maximize reward over time.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ervised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ata are a set of input-output pairs</text:p>
                <text:p>Goal is to find a function that approximates the</text:p>
                <text:p>input output relation as <text:s text:c="2"/></text:p>
              </text:list-header>
              <text:list-item>
                <text:p><text:span text:style-name="T1">Classification:</text:span></text:p>
                <text:p>Categorize inputs. Outputs are discrete (also finite)</text:p>
              </text:list-item>
              <text:list-item>
                <text:p><text:span text:style-name="T1">Regression:</text:span></text:p>
                <text:p>Outputs are continuous</text:p>
              </text:list-item>
            </text:list>
          </draw:text-box>
        </draw:frame>
        <draw:frame draw:style-name="gr2" draw:text-style-name="P2" draw:layer="layout" svg:width="5.079cm" svg:height="1.653cm" svg:x="19.05cm" svg:y="4.57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5.08cm" svg:height="2.54cm" svg:x="14.224cm" svg:y="8.12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supervised Le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Goal is to find structure and representations of the data </text:p>
              </text:list-header>
              <text:list-item>
                <text:p><text:span text:style-name="T1">Clustering: </text:span>Group data into subsets of similar objects</text:p>
              </text:list-item>
              <text:list-item>
                <text:p><text:span text:style-name="T1">Compression:</text:span> Find an alternative economical representation of the data from which the data can be approximately reconstructed</text:p>
              </text:list-item>
              <text:list-item>
                <text:p><text:span text:style-name="T1">Estimating the data distribution:</text:span> Ideal goal.</text:p>
              </text:list-item>
            </text:list>
          </draw:text-box>
        </draw:frame>
        <draw:frame draw:style-name="gr2" draw:text-style-name="P2" draw:layer="layout" svg:width="3.53cm" svg:height="1.655cm" svg:x="7.113cm" svg:y="6.09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assif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are given <text:s text:c="16"/>pairs. Where <text:s text:c="5"/>are class labels from a set </text:p>
              </text:list-header>
            </text:list>
          </draw:text-box>
        </draw:frame>
        <draw:frame draw:style-name="gr2" draw:text-style-name="P2" draw:layer="layout" svg:width="5.079cm" svg:height="1.653cm" svg:x="9.399cm" svg:y="4.69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.553cm" svg:height="1.487cm" svg:x="21.082cm" svg:y="4.69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6.704cm" svg:height="1.521cm" svg:x="13.971cm" svg:y="6.09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uste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e are given <text:s text:c="11"/>data points. We want to group these points in to <text:s text:c="5"/>subsets. </text:p>
              </text:list-header>
            </text:list>
          </draw:text-box>
        </draw:frame>
        <draw:frame draw:style-name="gr2" draw:text-style-name="P2" draw:layer="layout" svg:width="3.53cm" svg:height="1.653cm" svg:x="9.4cm" svg:y="4.69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2" draw:layer="layout" svg:width="1.562cm" svg:height="1.319cm" svg:x="14.732cm" svg:y="6.09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mensionality Re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ind a compact representation of a set d-dimensional points <text:s text:c="11"/>by mapping them to a p-dimensional space where p&lt;&lt;d.</text:p>
              </text:list-header>
            </text:list>
          </draw:text-box>
        </draw:frame>
        <draw:frame draw:style-name="gr2" draw:text-style-name="P2" draw:layer="layout" svg:width="3.53cm" svg:height="1.653cm" svg:x="12.218cm" svg:y="5.96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9:33:39.713418557</meta:creation-date>
    <dc:date>2019-05-24T11:33:42.071020033</dc:date>
    <meta:editing-duration>PT1H19M46S</meta:editing-duration>
    <meta:editing-cycles>15</meta:editing-cycles>
    <meta:generator>LibreOffice/5.1.6.2$Linux_X86_64 LibreOffice_project/10m0$Build-2</meta:generator>
    <dc:creator>Luis Gonzalo Sanchez Giraldo</dc:creator>
    <meta:document-statistic meta:object-count="70"/>
  </office:meta>
</office:document-meta>
</file>

<file path=Object 1/content.xml><?xml version="1.0" encoding="utf-8"?>
<math xmlns="http://www.w3.org/1998/Math/MathML" display="block">
  <semantics>
    <msubsup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  <mrow>
        <mi>i</mi>
        <mo stretchy="false">=</mo>
        <mn>1</mn>
      </mrow>
      <mi>N</mi>
    </msubsup>
    <annotation encoding="StarMath 5.0">(x_i, y_i )_{i=1}^N
</annotation>
  </semantics>
</math>
</file>

<file path=Object 2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i>i</mi>
          </msub>
        </mrow>
        <mo fence="true" stretchy="false">)</mo>
      </mrow>
      <mi mathvariant="normal">≈</mi>
      <msub>
        <mi>y</mi>
        <mi>i</mi>
      </msub>
    </mrow>
    <annotation encoding="StarMath 5.0">f(x_i) %Ux2248  y_i
</annotation>
  </semantics>
</math>
</file>

<file path=Object 3/content.xml><?xml version="1.0" encoding="utf-8"?>
<math xmlns="http://www.w3.org/1998/Math/MathML" display="block">
  <semantics>
    <msubsup>
      <mrow>
        <mo fence="true" stretchy="false">(</mo>
        <mrow>
          <msub>
            <mi>x</mi>
            <mi>i</mi>
          </msub>
        </mrow>
        <mo fence="true" stretchy="false">)</mo>
      </mrow>
      <mrow>
        <mi>i</mi>
        <mo stretchy="false">=</mo>
        <mn>1</mn>
      </mrow>
      <mi>N</mi>
    </msubsup>
    <annotation encoding="StarMath 5.0">(x_i)_{i=1}^N
</annotation>
  </semantics>
</math>
</file>

<file path=Object 4/content.xml><?xml version="1.0" encoding="utf-8"?>
<math xmlns="http://www.w3.org/1998/Math/MathML" display="block">
  <semantics>
    <msubsup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  <mrow>
        <mi>i</mi>
        <mo stretchy="false">=</mo>
        <mn>1</mn>
      </mrow>
      <mi>N</mi>
    </msubsup>
    <annotation encoding="StarMath 5.0">(x_i, y_i )_{i=1}^N
</annotation>
  </semantics>
</math>
</file>

<file path=Object 5/content.xml><?xml version="1.0" encoding="utf-8"?>
<math xmlns="http://www.w3.org/1998/Math/MathML" display="block">
  <semantics>
    <msub>
      <mi>y</mi>
      <mi>i</mi>
    </msub>
    <annotation encoding="StarMath 5.0">y_i 
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sub>
            <mi>c</mi>
            <mn>1,</mn>
          </msub>
          <msub>
            <mi>c</mi>
            <mn>2,</mn>
          </msub>
          <mn>...</mn>
          <mi>,</mi>
          <msub>
            <mi>c</mi>
            <mi>K</mi>
          </msub>
        </mrow>
      </mrow>
      <mo fence="true" stretchy="false">)</mo>
    </mrow>
    <annotation encoding="StarMath 5.0">(c_1, c_2, ..., c_K )
</annotation>
  </semantics>
</math>
</file>

<file path=Object 7/content.xml><?xml version="1.0" encoding="utf-8"?>
<math xmlns="http://www.w3.org/1998/Math/MathML" display="block">
  <semantics>
    <msubsup>
      <mrow>
        <mo fence="true" stretchy="false">(</mo>
        <mrow>
          <msub>
            <mi>x</mi>
            <mi>i</mi>
          </msub>
        </mrow>
        <mo fence="true" stretchy="false">)</mo>
      </mrow>
      <mrow>
        <mi>i</mi>
        <mo stretchy="false">=</mo>
        <mn>1</mn>
      </mrow>
      <mi>N</mi>
    </msubsup>
    <annotation encoding="StarMath 5.0">(x_i)_{i=1}^N
</annotation>
  </semantics>
</math>
</file>

<file path=Object 8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subsup>
      <mrow>
        <mo fence="true" stretchy="false">(</mo>
        <mrow>
          <msub>
            <mi>x</mi>
            <mi>i</mi>
          </msub>
        </mrow>
        <mo fence="true" stretchy="false">)</mo>
      </mrow>
      <mrow>
        <mi>i</mi>
        <mo stretchy="false">=</mo>
        <mn>1</mn>
      </mrow>
      <mi>N</mi>
    </msubsup>
    <annotation encoding="StarMath 5.0">(x_i)_{i=1}^N 
 
 </annotation>
  </semantics>
</math>
</file>